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rcas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 Pr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mob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t Whee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poch</text:p>
          </table:table-cell>
        </table:table-row>
      </table:table>
      <table:table table:name="juguetes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d_mar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cicleta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en de Lego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lot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ador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ión de bomberos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nj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che de Policí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lcón Milenario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sa de muñeca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luch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cicleta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52:32.008765815</meta:creation-date>
    <dc:date>2022-08-18T09:54:37.938642173</dc:date>
    <meta:editing-duration>PT2M7S</meta:editing-duration>
    <meta:editing-cycles>1</meta:editing-cycles>
    <meta:document-statistic meta:table-count="2" meta:cell-count="60" meta:object-count="0"/>
    <meta:generator>LibreOffice/7.3.5.2$Linux_X86_64 LibreOffice_project/30$Build-2</meta:generator>
  </office:meta>
</office:document-meta>
</file>